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Text_20_body">
      <style:paragraph-properties fo:margin-left="0in" fo:margin-right="0in" fo:margin-top="0.333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style:text-blinking="false" fo:background-color="transparent" style:font-size-asian="18pt" style:font-size-complex="18pt"/>
    </style:style>
    <style:style style:name="P2" style:family="paragraph" style:parent-style-name="Text_20_body">
      <style:paragraph-properties fo:margin-left="0in" fo:margin-right="0in" fo:margin-top="0.083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Text_20_body">
      <style:paragraph-properties fo:margin-left="0in" fo:margin-right="0in" fo:margin-top="0.166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4"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5"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6"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 style:family="paragraph" style:parent-style-name="Text_20_body" style:list-style-name="L1">
      <loext:graphic-properties draw:fill="none" draw:fill-color="#ffffff"/>
      <style:paragraph-properties fo:margin-left="0in" fo:margin-right="0in" fo:margin-top="0.1665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8" style:family="paragraph" style:parent-style-name="Text_20_body" style:list-style-name="L1">
      <loext:graphic-properties draw:fill="none" draw:fill-color="#ffffff"/>
      <style:paragraph-properties fo:margin-left="0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9" style:family="paragraph" style:parent-style-name="Text_20_body" style:list-style-name="L1">
      <loext:graphic-properties draw:fill="none" draw:fill-color="#ffffff"/>
      <style:paragraph-properties fo:margin-left="0in" fo:margin-right="0in" fo:margin-top="0in" fo:margin-bottom="0.3335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T1" style:family="text">
      <style:text-properties officeooo:rsid="001778bb"/>
    </style:style>
    <style:style style:name="T2" style:family="text">
      <style:text-properties style:font-name="Times New Roman" fo:font-size="14pt" fo:font-style="normal" fo:font-weight="bold"/>
    </style:style>
    <style:style style:name="T3" style:family="text">
      <style:text-properties style:font-name="Times New Roman" fo:font-weight="bold" fo:background-color="transparent" loext:char-shading-value="0"/>
    </style:style>
    <style:style style:name="T4" style:family="text">
      <style:text-properties style:font-name="Times New Roman" fo:background-color="transparent" loext:char-shading-value="0"/>
    </style:style>
    <style:style style:name="T5" style:family="text">
      <style:text-properties officeooo:rsid="001830e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bookmark text:name="docs-internal-guid-cfd3256c-7fff-7308-2a5e-1414901bc850"/>About Us</text:p>
      <text:p text:style-name="P2">Two generations. One shared curiosity. That’s how our story began.</text:p>
      <text:p text:style-name="P3">Over countless chai-fueled chats at the family dining table, ideas sketched on paper, debates about the future of work, and animated discussions on how AI could make businesses not just faster but truly smarter - we realized we weren’t just talking about possibilities; we were mapping a vision.</text:p>
      <text:p text:style-name="P3">One of us brings 26+ years of IT and operations leadership, with deep experience in building teams, scaling processes, and delivering outcomes in complex, real-world environments across healthcare, automobile domains while gaining functional experience in human resources, IT infrastructure, and operations. The other brings cutting-edge technology background with Integrated master’s in computer science from IIIT Bangalore, building projects across domains including railways, healthcare, human resources, travel industries. Together, we saw a gap: businesses need customized AI that understands them, not just AI tools; users of AI systems need personalized training not just orientation.</text:p>
      <text:p text:style-name="P3">So we built a consulting and training studio to deliver AI <text:span text:style-name="T1">consulting, application engineering</text:span> and personalized AI training services. With strategy that’s grounded in execution; automation that respects people, process, and policy; solutions that are explainable, secure, and sustainable - we want to be your trusted guide and partner on the journey towards AI adoption. </text:p>
      <text:p text:style-name="P4">What Do We Stand For?</text:p>
      <text:p text:style-name="P5">It all started with a simple belief: technology should make life better, not more complicated. Throughout our countless conversations, we found ourselves returning to one guiding principle - Human-First <text:span text:style-name="T1">Development</text:span>.</text:p>
      <text:p text:style-name="P5"><text:soft-page-break/>This isn’t just a slogan for us; it’s the heartbeat of everything we do. We’re passionate about designing solutions that enhance and empower individuals while seamlessly aligning with both people’s needs and business objectives.</text:p>
      <text:p text:style-name="P6"> <text:span text:style-name="T2">Our Guiding Principles:</text:span></text:p>
      <text:list text:style-name="L1">
        <text:list-item>
          <text:p text:style-name="P7"><text:span text:style-name="T3">B</text:span><text:span text:style-name="T4">uild for outcome</text:span></text:p>
        </text:list-item>
        <text:list-item>
          <text:p text:style-name="P8"><text:span text:style-name="T3">L</text:span><text:span text:style-name="T4">isten deeply.</text:span></text:p>
        </text:list-item>
        <text:list-item>
          <text:p text:style-name="P8"><text:span text:style-name="T3">A</text:span><text:span text:style-name="T4">uthentic in every interaction.</text:span></text:p>
        </text:list-item>
        <text:list-item>
          <text:p text:style-name="P8"><text:span text:style-name="T3">S</text:span><text:span text:style-name="T4">how respect, every time and in every transaction.</text:span></text:p>
        </text:list-item>
        <text:list-item>
          <text:p text:style-name="P9"><text:span text:style-name="T3">T</text:span><text:span text:style-name="T4">rustable</text:span></text:p>
        </text:list-item>
      </text:list>
      <text:p text:style-name="P4">Our Promise</text:p>
      <text:p text:style-name="P2">We won’t sell buzzwords. We build business value. We combine the steadiness of experience and the momentum of innovation. We’re a family business - not just in name, but in how we care about outcomes, relationships, and reputation.</text:p>
      <text:p text:style-name="P3">From casual conversations to a purpose-driven journey, we realized that our mission is simple: <text:span text:style-name="T5">to work better with technology and to make technology work for us.</text:span></text:p>
      <text:p text:style-name="P3">If that’s your vision too, let’s build it togeth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15:16:27.887345399</meta:creation-date>
    <dc:date>2025-12-27T19:08:14.709017455</dc:date>
    <meta:editing-duration>PT5M28S</meta:editing-duration>
    <meta:editing-cycles>4</meta:editing-cycles>
    <meta:generator>LibreOffice/25.8.4.2$Linux_X86_64 LibreOffice_project/0366609b1de41a39e1896ae41e33c673f2a73802</meta:generator>
    <meta:document-statistic meta:table-count="0" meta:image-count="0" meta:object-count="0" meta:page-count="2" meta:paragraph-count="18" meta:word-count="378" meta:character-count="2499" meta:non-whitespace-character-count="2142"/>
  </office:meta>
</office:document-meta>
</file>